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000000030C38F0ACB20348B964.png" manifest:media-type="image/png"/>
  <manifest:file-entry manifest:full-path="Pictures/100001FA00000A2B0000027265ADDED35E4F9008.svg" manifest:media-type="image/svg+xml"/>
  <manifest:file-entry manifest:full-path="Pictures/1000000000000020000000204B249CA79A42C6D7.png" manifest:media-type="image/png"/>
  <manifest:file-entry manifest:full-path="Pictures/100002010000006200000018899FEB19A8B06123.png" manifest:media-type="image/png"/>
  <manifest:file-entry manifest:full-path="Pictures/100002010000009A0000009625F8D06F106CB11A.png" manifest:media-type="image/png"/>
  <manifest:file-entry manifest:full-path="Pictures/100002010000012E0000024DD40EB12418659DFD.png" manifest:media-type="image/png"/>
  <manifest:file-entry manifest:full-path="Pictures/100073E700001F2D00003CEAEFC1DE5BFA3E511E.svg" manifest:media-type="image/svg+xml"/>
  <manifest:file-entry manifest:full-path="Pictures/100004FB00000FE400000F8084E04600CBB4163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  <style:text-properties fo:font-size="18pt" fo:font-weight="bold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1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889cm" svg:height="1.673cm" svg:x="11.026cm" svg:y="2.016cm">
          <draw:text-box>
            <text:p text:style-name="P1"><text:span text:style-name="T1">Banyan Bot Blue</text:span></text:p>
            <text:p text:style-name="P1"><text:span text:style-name="T1">Data Flow</text:span></text:p>
          </draw:text-box>
        </draw:frame>
        <draw:line draw:style-name="gr2" draw:text-style-name="P3" draw:layer="layout" svg:x1="5.064cm" svg:y1="4.937cm" svg:x2="5.064cm" svg:y2="19.161cm">
          <text:p/>
        </draw:line>
        <draw:frame draw:style-name="gr3" draw:text-style-name="P4" draw:layer="layout" svg:width="1.421cm" svg:height="2.777cm" svg:x="2.246cm" svg:y="9.382cm">
          <draw:image xlink:href="Pictures/100073E700001F2D00003CEAEFC1DE5BFA3E511E.svg" xlink:type="simple" xlink:show="embed" xlink:actuate="onLoad" loext:mime-type="image/svg+xml">
            <text:p/>
          </draw:image>
          <draw:image xlink:href="Pictures/100002010000012E0000024DD40EB12418659DFD.png" xlink:type="simple" xlink:show="embed" xlink:actuate="onLoad" loext:mime-type="image/png"/>
        </draw:frame>
        <draw:frame draw:style-name="gr4" draw:text-style-name="P5" draw:layer="layout" svg:width="4.084cm" svg:height="3.984cm" svg:x="6.141cm" svg:y="9.081cm">
          <draw:image xlink:href="Pictures/100004FB00000FE400000F8084E04600CBB41630.svg" xlink:type="simple" xlink:show="embed" xlink:actuate="onLoad" loext:mime-type="image/svg+xml">
            <text:p text:style-name="P5"><text:span text:style-name="T2">Banyan</text:span></text:p>
            <text:p text:style-name="P5"><text:span text:style-name="T2"><text:s/></text:span><text:span text:style-name="T2">Bluetooth </text:span></text:p>
            <text:p text:style-name="P5"><text:span text:style-name="T2">Gateway</text:span></text:p>
          </draw:image>
          <draw:image xlink:href="Pictures/100002010000009A0000009625F8D06F106CB11A.png" xlink:type="simple" xlink:show="embed" xlink:actuate="onLoad" loext:mime-type="image/png"/>
        </draw:frame>
        <draw:g>
          <draw:frame draw:style-name="gr3" draw:text-style-name="P4" draw:layer="layout" svg:width="2.602cm" svg:height="0.625cm" svg:x="3.794cm" svg:y="10.144cm">
            <draw:image xlink:href="Pictures/100001FA00000A2B0000027265ADDED35E4F9008.svg" xlink:type="simple" xlink:show="embed" xlink:actuate="onLoad" loext:mime-type="image/svg+xml">
              <text:p/>
            </draw:image>
            <draw:image xlink:href="Pictures/100002010000006200000018899FEB19A8B06123.png" xlink:type="simple" xlink:show="embed" xlink:actuate="onLoad" loext:mime-type="image/png"/>
          </draw:frame>
          <draw:frame draw:style-name="gr3" draw:text-style-name="P4" draw:layer="layout" svg:width="2.602cm" svg:height="0.625cm" draw:transform="rotate (3.12954988175103) translate (6.453cm 11.541cm)">
            <draw:image xlink:href="Pictures/100001FA00000A2B0000027265ADDED35E4F9008.svg" xlink:type="simple" xlink:show="embed" xlink:actuate="onLoad" loext:mime-type="image/svg+xml">
              <text:p/>
            </draw:image>
            <draw:image xlink:href="Pictures/100002010000006200000018899FEB19A8B06123.png" xlink:type="simple" xlink:show="embed" xlink:actuate="onLoad" loext:mime-type="image/png"/>
          </draw:frame>
        </draw:g>
        <draw:frame draw:style-name="gr4" draw:text-style-name="P5" draw:layer="layout" svg:width="4.084cm" svg:height="3.984cm" svg:x="12.345cm" svg:y="9.081cm">
          <draw:image xlink:href="Pictures/100004FB00000FE400000F8084E04600CBB41630.svg" xlink:type="simple" xlink:show="embed" xlink:actuate="onLoad" loext:mime-type="image/svg+xml">
            <text:p text:style-name="P5"><text:span text:style-name="T2">Banyan</text:span></text:p>
            <text:p text:style-name="P5"><text:span text:style-name="T2">Robotics</text:span></text:p>
            <text:p text:style-name="P5"><text:span text:style-name="T2">Gateway</text:span></text:p>
          </draw:image>
          <draw:image xlink:href="Pictures/100002010000009A0000009625F8D06F106CB11A.png" xlink:type="simple" xlink:show="embed" xlink:actuate="onLoad" loext:mime-type="image/png"/>
        </draw:frame>
        <draw:line draw:style-name="gr2" draw:text-style-name="P3" draw:layer="layout" svg:x1="23.733cm" svg:y1="5.191cm" svg:x2="23.733cm" svg:y2="19.415cm">
          <text:p/>
        </draw:line>
        <draw:frame draw:style-name="gr5" draw:text-style-name="P4" draw:layer="layout" svg:width="2.678cm" svg:height="2.04cm" svg:x="24.241cm" svg:y="10.263cm">
          <draw:image xlink:href="Pictures/10000201000004000000030C38F0ACB20348B964.png" xlink:type="simple" xlink:show="embed" xlink:actuate="onLoad" loext:mime-type="image/png">
            <text:p/>
          </draw:image>
        </draw:frame>
        <draw:g>
          <draw:frame draw:style-name="gr3" draw:text-style-name="P4" draw:layer="layout" svg:width="2.602cm" svg:height="0.625cm" svg:x="9.871cm" svg:y="10.525cm">
            <draw:image xlink:href="Pictures/100001FA00000A2B0000027265ADDED35E4F9008.svg" xlink:type="simple" xlink:show="embed" xlink:actuate="onLoad" loext:mime-type="image/svg+xml">
              <text:p/>
            </draw:image>
            <draw:image xlink:href="Pictures/100002010000006200000018899FEB19A8B06123.png" xlink:type="simple" xlink:show="embed" xlink:actuate="onLoad" loext:mime-type="image/png"/>
          </draw:frame>
          <draw:frame draw:style-name="gr3" draw:text-style-name="P4" draw:layer="layout" svg:width="2.602cm" svg:height="0.625cm" draw:transform="rotate (3.12954988175103) translate (12.53cm 11.922cm)">
            <draw:image xlink:href="Pictures/100001FA00000A2B0000027265ADDED35E4F9008.svg" xlink:type="simple" xlink:show="embed" xlink:actuate="onLoad" loext:mime-type="image/svg+xml">
              <text:p/>
            </draw:image>
            <draw:image xlink:href="Pictures/100002010000006200000018899FEB19A8B06123.png" xlink:type="simple" xlink:show="embed" xlink:actuate="onLoad" loext:mime-type="image/png"/>
          </draw:frame>
        </draw:g>
        <draw:g>
          <draw:frame draw:style-name="gr3" draw:text-style-name="P4" draw:layer="layout" svg:width="2.602cm" svg:height="0.625cm" svg:x="22.209cm" svg:y="10.525cm">
            <draw:image xlink:href="Pictures/100001FA00000A2B0000027265ADDED35E4F9008.svg" xlink:type="simple" xlink:show="embed" xlink:actuate="onLoad" loext:mime-type="image/svg+xml">
              <text:p/>
            </draw:image>
            <draw:image xlink:href="Pictures/100002010000006200000018899FEB19A8B06123.png" xlink:type="simple" xlink:show="embed" xlink:actuate="onLoad" loext:mime-type="image/png"/>
          </draw:frame>
          <draw:frame draw:style-name="gr3" draw:text-style-name="P4" draw:layer="layout" svg:width="2.602cm" svg:height="0.625cm" draw:transform="rotate (3.12954988175103) translate (24.868cm 11.922cm)">
            <draw:image xlink:href="Pictures/100001FA00000A2B0000027265ADDED35E4F9008.svg" xlink:type="simple" xlink:show="embed" xlink:actuate="onLoad" loext:mime-type="image/svg+xml">
              <text:p/>
            </draw:image>
            <draw:image xlink:href="Pictures/100002010000006200000018899FEB19A8B06123.png" xlink:type="simple" xlink:show="embed" xlink:actuate="onLoad" loext:mime-type="image/png"/>
          </draw:frame>
        </draw:g>
        <draw:frame draw:style-name="gr4" draw:text-style-name="P5" draw:layer="layout" svg:width="4.084cm" svg:height="3.984cm" svg:x="18.509cm" svg:y="9.208cm">
          <draw:image xlink:href="Pictures/100004FB00000FE400000F8084E04600CBB41630.svg" xlink:type="simple" xlink:show="embed" xlink:actuate="onLoad" loext:mime-type="image/svg+xml">
            <text:p text:style-name="P5"><text:span text:style-name="T2">Banyan</text:span></text:p>
            <text:p text:style-name="P5"><text:span text:style-name="T2">Crickit</text:span></text:p>
            <text:p text:style-name="P5"><text:span text:style-name="T2">Gateway</text:span></text:p>
          </draw:image>
          <draw:image xlink:href="Pictures/100002010000009A0000009625F8D06F106CB11A.png" xlink:type="simple" xlink:show="embed" xlink:actuate="onLoad" loext:mime-type="image/png"/>
        </draw:frame>
        <draw:g>
          <draw:frame draw:style-name="gr3" draw:text-style-name="P4" draw:layer="layout" svg:width="2.602cm" svg:height="0.625cm" svg:x="16.124cm" svg:y="10.525cm">
            <draw:image xlink:href="Pictures/100001FA00000A2B0000027265ADDED35E4F9008.svg" xlink:type="simple" xlink:show="embed" xlink:actuate="onLoad" loext:mime-type="image/svg+xml">
              <text:p/>
            </draw:image>
            <draw:image xlink:href="Pictures/100002010000006200000018899FEB19A8B06123.png" xlink:type="simple" xlink:show="embed" xlink:actuate="onLoad" loext:mime-type="image/png"/>
          </draw:frame>
          <draw:frame draw:style-name="gr3" draw:text-style-name="P4" draw:layer="layout" svg:width="2.602cm" svg:height="0.625cm" draw:transform="rotate (3.12954988175103) translate (18.783cm 11.922cm)">
            <draw:image xlink:href="Pictures/100001FA00000A2B0000027265ADDED35E4F9008.svg" xlink:type="simple" xlink:show="embed" xlink:actuate="onLoad" loext:mime-type="image/svg+xml">
              <text:p/>
            </draw:image>
            <draw:image xlink:href="Pictures/100002010000006200000018899FEB19A8B06123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ed_20__28_var_29_" svg:stroke-width="0.051cm" svg:stroke-color="#3465a4" draw:marker-start-width="0.279cm" draw:marker-end-width="0.279cm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5:00:23.974728486</meta:creation-date>
    <dc:date>2019-06-10T15:18:30.360663640</dc:date>
    <meta:editing-duration>PT2M51S</meta:editing-duration>
    <meta:editing-cycles>2</meta:editing-cycles>
    <meta:generator>LibreOffice/6.2.4.2$Linux_X86_64 LibreOffice_project/20$Build-2</meta:generator>
    <meta:document-statistic meta:object-count="20"/>
  </office:meta>
</office:document-meta>
</file>